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.5pt" fo:font-weight="bold" officeooo:rsid="001b9cde" officeooo:paragraph-rsid="001b9cde" style:font-size-asian="14.5pt" style:font-weight-asian="bold" style:font-weight-complex="bold"/>
    </style:style>
    <style:style style:name="P2" style:family="paragraph" style:parent-style-name="Standard">
      <style:text-properties fo:font-size="24.5pt" fo:font-weight="bold" officeooo:rsid="001afb14" officeooo:paragraph-rsid="001afb14" style:font-size-asian="24.5pt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.5pt" fo:font-weight="bold" officeooo:rsid="001afb14" officeooo:paragraph-rsid="001afb14" style:font-size-asian="24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.5pt" fo:font-weight="bold" officeooo:rsid="001b9cde" officeooo:paragraph-rsid="001b9cde" style:font-size-asian="24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c6fcc" style:font-weight-asian="normal" style:font-weight-complex="normal"/>
    </style:style>
    <style:style style:name="T1" style:family="text">
      <style:text-properties style:font-name="serif" fo:font-size="12.75pt"/>
    </style:style>
    <style:style style:name="T2" style:family="text">
      <style:text-properties style:font-name-asian="serif" style:font-size-asian="12.75pt"/>
    </style:style>
    <style:style style:name="T3" style:family="text">
      <style:text-properties fo:font-size="14.5pt" officeooo:rsid="001b9cde" style:font-name-asian="serif" style:font-size-asian="12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3">ADAS 시스템을 이용한</text:p>
      <text:p text:style-name="P3">자율 주행 차량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개요</text:p>
      <text:p text:style-name="P5"><text:span text:style-name="T3">자율주행 자동차란 운전자의 개입 없이 주변 환경을 </text:span><text:span text:style-name="T2">인식하고</text:span><text:span text:style-name="T1">, </text:span><text:span text:style-name="T2">주행 상황을 판단하여</text:span><text:span text:style-name="T1">, </text:span><text:span text:style-name="T2">차량을 제어함으로써 스스로 주어진 목적지까지 주행하는 자동차를 말한다</text:span><text:span text:style-name="T1">. </text:span></text:p>
      <text:p text:style-name="P5"><text:span text:style-name="T1"/></text:p>
      <text:p text:style-name="P5"><text:span text:style-name="T2">최근에는 이러한 자율주행 자동차가 교통사고를 줄이고</text:span><text:span text:style-name="T1">, </text:span><text:span text:style-name="T2">교통 효율성을 높이며</text:span><text:span text:style-name="T1">, </text:span><text:span text:style-name="T2">연료를 절감하고</text:span><text:span text:style-name="T1">, </text:span><text:span text:style-name="T2">운전을 대신해줌으로써 편의를 증대시킬 수 있는 미래 개인 교통수단으로 주목 받고 있다</text:span><text:span text:style-name="T1">. 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9:35:25.507998990</meta:creation-date>
    <dc:date>2018-04-03T11:24:00.517640555</dc:date>
    <meta:editing-duration>PT8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" meta:word-count="163" meta:character-count="213" meta:non-whitespace-character-count="166"/>
  </office:meta>
</office:document-meta>
</file>